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1T10:26:48.46">
            <text:p>2020/1/21 10:2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1T10:26:48.62">
            <text:p>2020/1/21 10:2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0)">
            <text:p>sn(1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1T10:26:46.63">
            <text:p>2020/1/21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4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5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98.368cm" draw:caption-point-x="-1.353cm" draw:caption-point-y="2.4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70];6;2)" office:value-type="string" office:string-value="09">
            <text:p>09</text:p>
          </table:table-cell>
          <table:table-cell table:formula="of:=MID([.F17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70];[.I170];&quot;-&quot;;LEFT([.G17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0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0)">
            <text:p>sn(1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1T10:26:49.16">
            <text:p>2020/1/21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cm" draw:caption-point-x="-1.353cm" draw:caption-point-y="2.2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1T10:26:49.33">
            <text:p>2020/1/21 10:2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1T10:26:49.56">
            <text:p>2020/1/21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99cm" draw:caption-point-x="-1.353cm" draw:caption-point-y="2.4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0)">
            <text:p>sn(1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1T10:26:49.73">
            <text:p>2020/1/21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cm" draw:caption-point-x="-1.353cm" draw:caption-point-y="2.2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1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25" table:on-update-keep-styles="true" table:on-update-keep-size="false"/>
        <table:database-range table:name="range_genre__kb" table:target-range-address="kb.G2:kb.G70"/>
        <table:database-range table:name="range_sn" table:target-range-address="gt.A2:gt.A125" table:on-update-keep-styles="true" table:on-update-keep-size="false"/>
        <table:database-range table:name="range_sn__kb" table:target-range-address="kb.A2:kb.A70"/>
        <table:database-range table:target-range-address="gt.L2:gt.O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020/01/21</text:date>, <text:time>10:26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1T10:26:47.88</dc:date>
    <dc:creator>iwabuchi ken</dc:creator>
    <meta:editing-duration>P6DT8H24M24S</meta:editing-duration>
    <meta:editing-cycles>581</meta:editing-cycles>
    <meta:generator>OpenOffice/4.1.3$Win32 OpenOffice.org_project/413m1$Build-9783</meta:generator>
    <meta:document-statistic meta:table-count="7" meta:cell-count="3327" meta:object-count="0"/>
    <meta:user-defined meta:name="sheets-banding"/>
    <meta:user-defined meta:name="sheets-original-selection"/>
  </office:meta>
</office:document-meta>
</file>